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2eb4" officeooo:paragraph-rsid="00042eb4"/>
    </style:style>
    <style:style style:name="P2" style:family="paragraph" style:parent-style-name="Standard">
      <style:text-properties officeooo:rsid="00042eb4" officeooo:paragraph-rsid="0005c83c"/>
    </style:style>
    <style:style style:name="P3" style:family="paragraph" style:parent-style-name="Standard">
      <style:text-properties officeooo:rsid="00042eb4" officeooo:paragraph-rsid="0012ce76"/>
    </style:style>
    <style:style style:name="P4" style:family="paragraph" style:parent-style-name="Standard">
      <style:text-properties officeooo:rsid="0005c83c" officeooo:paragraph-rsid="0005c83c"/>
    </style:style>
    <style:style style:name="P5" style:family="paragraph" style:parent-style-name="Standard">
      <style:text-properties officeooo:rsid="00077299" officeooo:paragraph-rsid="00077299"/>
    </style:style>
    <style:style style:name="P6" style:family="paragraph" style:parent-style-name="Standard">
      <style:text-properties officeooo:rsid="0008fee7" officeooo:paragraph-rsid="0008fee7"/>
    </style:style>
    <style:style style:name="P7" style:family="paragraph" style:parent-style-name="Standard">
      <style:text-properties officeooo:rsid="0009f9d1" officeooo:paragraph-rsid="0009f9d1"/>
    </style:style>
    <style:style style:name="P8" style:family="paragraph" style:parent-style-name="Standard">
      <style:text-properties officeooo:rsid="000b3c01" officeooo:paragraph-rsid="000b3c01"/>
    </style:style>
    <style:style style:name="P9" style:family="paragraph" style:parent-style-name="Standard">
      <style:text-properties officeooo:rsid="000b826b" officeooo:paragraph-rsid="000b3c01"/>
    </style:style>
    <style:style style:name="P10" style:family="paragraph" style:parent-style-name="Standard">
      <style:text-properties officeooo:rsid="000e4042" officeooo:paragraph-rsid="000e4042"/>
    </style:style>
    <style:style style:name="P11" style:family="paragraph" style:parent-style-name="Standard">
      <style:text-properties officeooo:rsid="000f529f" officeooo:paragraph-rsid="000f529f"/>
    </style:style>
    <style:style style:name="P12" style:family="paragraph" style:parent-style-name="Standard">
      <style:text-properties officeooo:rsid="000f531c" officeooo:paragraph-rsid="000f531c"/>
    </style:style>
    <style:style style:name="P13" style:family="paragraph" style:parent-style-name="Standard">
      <style:text-properties officeooo:rsid="0012ce76" officeooo:paragraph-rsid="000f531c"/>
    </style:style>
    <style:style style:name="P14" style:family="paragraph" style:parent-style-name="Preformatted_20_Text">
      <style:text-properties officeooo:rsid="00077299" officeooo:paragraph-rsid="00077299"/>
    </style:style>
    <style:style style:name="P15" style:family="paragraph" style:parent-style-name="Preformatted_20_Text">
      <style:paragraph-properties fo:margin-top="0cm" fo:margin-bottom="0.499cm" loext:contextual-spacing="false"/>
    </style:style>
    <style:style style:name="P16" style:family="paragraph" style:parent-style-name="Standard">
      <style:text-properties officeooo:rsid="00042eb4" officeooo:paragraph-rsid="0012ce76"/>
    </style:style>
    <style:style style:name="P17" style:family="paragraph" style:parent-style-name="Standard">
      <style:text-properties officeooo:rsid="0016ad6d" officeooo:paragraph-rsid="0016ad6d"/>
    </style:style>
    <style:style style:name="T1" style:family="text">
      <style:text-properties officeooo:rsid="0005c83c"/>
    </style:style>
    <style:style style:name="T2" style:family="text">
      <style:text-properties fo:color="#ce181e"/>
    </style:style>
    <style:style style:name="T3" style:family="text">
      <style:text-properties fo:color="#ce181e" officeooo:rsid="00077299"/>
    </style:style>
    <style:style style:name="T4" style:family="text">
      <style:text-properties officeooo:rsid="000e4042"/>
    </style:style>
    <style:style style:name="T5" style:family="text">
      <style:text-properties officeooo:rsid="000f531c"/>
    </style:style>
    <style:style style:name="T6" style:family="text">
      <style:text-properties officeooo:rsid="0012ce76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1</text:p>
      <text:p text:style-name="P1"/>
      <text:p text:style-name="P1">Exercício 4:</text:p>
      <text:p text:style-name="P2">2 5</text:p>
      <text:p text:style-name="P2"/>
      <text:p text:style-name="P2">Exercício 5:</text:p>
      <text:p text:style-name="P4">6 4</text:p>
      <text:p text:style-name="P2"/>
      <text:p text:style-name="P2">Exercício <text:span text:style-name="T1">6</text:span>:</text:p>
      <text:p text:style-name="P4">2 1 2</text:p>
      <text:p text:style-name="P4"/>
      <text:p text:style-name="P5">Exercício 7:</text:p>
      <text:p text:style-name="P14"><text:span text:style-name="Source_20_Text">numcalls = 0<text:tab/><text:tab/><text:tab/><text:tab/></text:span><text:span text:style-name="Source_20_Text"><text:span text:style-name="T2">0</text:span></text:span></text:p>
      <text:p text:style-name="Preformatted_20_Text"><text:span text:style-name="Source_20_Text">def square(x):<text:tab/><text:tab/><text:tab/><text:tab/></text:span><text:span text:style-name="Source_20_Text"><text:span text:style-name="T3">0</text:span></text:span></text:p>
      <text:p text:style-name="Preformatted_20_Text"><text:span text:style-name="Source_20_Text"><text:s text:c="4"/>global numcalls<text:tab/><text:tab/><text:tab/></text:span><text:span text:style-name="Source_20_Text"><text:span text:style-name="T3">0</text:span></text:span></text:p>
      <text:p text:style-name="Preformatted_20_Text"><text:span text:style-name="Source_20_Text"><text:s text:c="4"/>numcalls = numcalls + 1<text:tab/><text:tab/></text:span><text:span text:style-name="Source_20_Text"><text:span text:style-name="T3">0</text:span></text:span></text:p>
      <text:p text:style-name="Preformatted_20_Text"><text:span text:style-name="Source_20_Text"><text:s text:c="4"/>return x * x<text:tab/><text:tab/><text:tab/><text:tab/></text:span><text:span text:style-name="Source_20_Text"><text:span text:style-name="T3">1</text:span></text:span></text:p>
      <text:p text:style-name="Preformatted_20_Text"/>
      <text:p text:style-name="Preformatted_20_Text"><text:span text:style-name="Source_20_Text">print square(5)<text:tab/><text:tab/><text:tab/><text:tab/></text:span><text:span text:style-name="Source_20_Text"><text:span text:style-name="T3">1</text:span></text:span></text:p>
      <text:p text:style-name="P15"><text:span text:style-name="Source_20_Text">print square(2*5)<text:tab/><text:tab/><text:tab/><text:tab/></text:span><text:span text:style-name="Source_20_Text"><text:span text:style-name="T3">2</text:span></text:span></text:p>
      <text:p text:style-name="P6">Exercício 8:</text:p>
      <text:p text:style-name="P6">1</text:p>
      <text:p text:style-name="P6">1</text:p>
      <text:p text:style-name="P6"/>
      <text:p text:style-name="P6">Exercício 9 :</text:p>
      <text:p text:style-name="P6">1</text:p>
      <text:p text:style-name="P6">2</text:p>
      <text:p text:style-name="P6">1</text:p>
      <text:p text:style-name="P6"/>
      <text:p text:style-name="P7">Exercício 10:</text:p>
      <text:p text:style-name="P7">1</text:p>
      <text:p text:style-name="P7">Traceback (most recent call last):</text:p>
      <text:p text:style-name="P7"><text:s text:c="2"/>File "1-10.py", line 7, in &lt;module&gt;</text:p>
      <text:p text:style-name="P7"><text:s text:c="4"/>print (f())</text:p>
      <text:p text:style-name="P7"><text:s text:c="2"/>File "1-10.py", line 3, in f</text:p>
      <text:p text:style-name="P7"><text:s text:c="4"/>y = x</text:p>
      <text:p text:style-name="P7">UnboundLocalError: local variable 'x' referenced before assignment</text:p>
      <text:p text:style-name="P7"/>
      <text:p text:style-name="P8">Exercício 11:</text:p>
      <text:p text:style-name="P8">2 9</text:p>
      <text:p text:style-name="P8"/>
      <text:p text:style-name="P8">Exercício 1<text:span text:style-name="T4">4</text:span>:</text:p>
      <text:p text:style-name="P10">True</text:p>
      <text:p text:style-name="P10">True</text:p>
      <text:p text:style-name="P10">True</text:p>
      <text:p text:style-name="P10">False</text:p>
      <text:p text:style-name="P10"/>
      <text:p text:style-name="P10">Exercício 15:</text:p>
      <text:p text:style-name="P10">True</text:p>
      <text:p text:style-name="P9"/>
      <text:p text:style-name="P10">Exercício 16:</text:p>
      <text:p text:style-name="P10"><text:s text:c="2"/>File "1-16.py", line 1</text:p>
      <text:p text:style-name="P10"><text:s text:c="4"/>​True, False = False, True</text:p>
      <text:p text:style-name="P10"><text:soft-page-break/><text:s text:c="8"/>^</text:p>
      <text:p text:style-name="P10">SyntaxError: invalid character in identifier</text:p>
      <text:p text:style-name="P10"/>
      <text:p text:style-name="P11">Exercício 17:</text:p>
      <text:p text:style-name="P11">Não ocorrerá erro, pois o bloco com a variável “y” (variável não declarada) nunca será executado <text:span text:style-name="T5">e a sintaxe está correta</text:span></text:p>
      <text:p text:style-name="P11"/>
      <text:p text:style-name="P12">Exercício 18: </text:p>
      <text:p text:style-name="P12">O programa gera uma mensagem de erro ao executar, pois há um erro de sintaxe</text:p>
      <text:p text:style-name="P13"/>
      <text:p text:style-name="P11"/>
      <text:p text:style-name="P3">Lista <text:span text:style-name="T6">2</text:span></text:p>
      <text:p text:style-name="P3"/>
      <text:p text:style-name="P3"/>
      <text:p text:style-name="P17">Lista <text:span text:style-name="Strong_20_Emphasis"><text:span text:style-name="T7">lists-for-files-tuples-set-dict</text:span></text:span></text:p>
      <text:p text:style-name="P17"><text:span text:style-name="Strong_20_Emphasis"><text:span text:style-name="T7"/></text:span></text:p>
      <text:p text:style-name="P17"><text:span text:style-name="Strong_20_Emphasis"><text:span text:style-name="T7">Problema 1:</text:span></text:span></text:p>
      <text:p text:style-name="P17"><text:span text:style-name="Strong_20_Emphasis"><text:span text:style-name="T7"/></text:span></text:p>
      <text:p text:style-name="P17"><text:span text:style-name="Strong_20_Emphasis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7:27:27.726124085</meta:creation-date>
    <dc:date>2019-10-11T10:21:12.575307401</dc:date>
    <meta:editing-duration>PT4H23M5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51" meta:word-count="162" meta:character-count="915" meta:non-whitespace-character-count="746"/>
  </office:meta>
</office:document-meta>
</file>